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73.1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56.44mm"/>
    </style:style>
    <style:style style:name="co8" style:family="table-column">
      <style:table-column-properties fo:break-before="auto" style:column-width="90.68mm"/>
    </style:style>
    <style:style style:name="co9" style:family="table-column">
      <style:table-column-properties fo:break-before="auto" style:column-width="117.14mm"/>
    </style:style>
    <style:style style:name="co10" style:family="table-column">
      <style:table-column-properties fo:break-before="auto" style:column-width="42.63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49.05mm"/>
    </style:style>
    <style:style style:name="co13" style:family="table-column">
      <style:table-column-properties fo:break-before="auto" style:column-width="35.63mm"/>
    </style:style>
    <style:style style:name="co14" style:family="table-column">
      <style:table-column-properties fo:break-before="auto" style:column-width="121.43mm"/>
    </style:style>
    <style:style style:name="co15" style:family="table-column">
      <style:table-column-properties fo:break-before="auto" style:column-width="132.5mm"/>
    </style:style>
    <style:style style:name="co16" style:family="table-column">
      <style:table-column-properties fo:break-before="auto" style:column-width="20.07mm"/>
    </style:style>
    <style:style style:name="co17" style:family="table-column">
      <style:table-column-properties fo:break-before="auto" style:column-width="91.85mm"/>
    </style:style>
    <style:style style:name="co18" style:family="table-column">
      <style:table-column-properties fo:break-before="auto" style:column-width="116.17mm"/>
    </style:style>
    <style:style style:name="co19" style:family="table-column">
      <style:table-column-properties fo:break-before="auto" style:column-width="100.61mm"/>
    </style:style>
    <style:style style:name="co20" style:family="table-column">
      <style:table-column-properties fo:break-before="auto" style:column-width="115.98mm"/>
    </style:style>
    <style:style style:name="co21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ddddd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elas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Lista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Permissões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Cadastro de Permissões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Alun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Alun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Unidades de Ensino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Unidades de Ensino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Missõ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Personag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sonagen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Quiz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Quiz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Desafio Fina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Desafio Final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arteir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arteira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Estado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Estad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Cidad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Cadastro de Cidades</text:p>
          </table:table-cell>
          <table:table-cell table:style-name="ce5" office:value-type="string" calcext:value-type="string">
            <text:p>N/F</text:p>
          </table:table-cell>
        </table:table-row>
      </table:table>
      <table:table table:name="Lista de Usuários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  <table:table-cell table:style-name="ce1" table:number-columns-repeated="1021"/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</table:table>
      <table:table table:name="Cadastro de Usuários" table:style-name="ta1"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riar Nova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iar e-mail para troca de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Grupos de Usuári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Grupos de Usuários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Permissões" table:style-name="ta1"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F</text:p>
          </table:table-cell>
          <table:table-cell/>
        </table:table-row>
      </table:table>
      <table:table table:name="Cadastro de Permissões" table:style-name="ta1"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ondição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table table:name="Lista de Alun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Alunos" table:style-name="ta1">
        <table:table-column table:style-name="co7" table:default-cell-style-name="Default"/>
        <table:table-column table:style-name="co2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aluno não pode converter para string na linha 215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Unidades de Ensin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ce5" office:value-type="string" calcext:value-type="string">
            <text:p>N/F</text:p>
          </table:table-cell>
          <table:table-cell/>
        </table:table-row>
      </table:table>
      <table:table table:name="Cadastro de Unidades de Ensino" table:style-name="ta1">
        <table:table-column table:style-name="co6" table:default-cell-style-name="Default"/>
        <table:table-column table:style-name="co2" table:default-cell-style-name="ce3"/>
        <table:table-column table:style-name="co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</table:table>
      <table:table table:name="Lista de Eix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Eixos" table:style-name="ta1">
        <table:table-column table:style-name="co10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Missõe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Missões" table:style-name="ta1">
        <table:table-column table:style-name="co11" table:default-cell-style-name="ce8"/>
        <table:table-column table:style-name="co2" table:default-cell-style-name="ce8"/>
        <table:table-column table:style-name="co1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</table:table>
      <table:table table:name="Lista de Personag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sonagens" table:style-name="ta1">
        <table:table-column table:style-name="co13" table:default-cell-style-name="Default"/>
        <table:table-column table:style-name="co2" table:default-cell-style-name="ce3"/>
        <table:table-column table:style-name="co1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Na hora de carregar dá um problema na offset 6 no lib\npc na linha 115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Quiz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Quiz" table:style-name="ta1">
        <table:table-column table:style-name="co2" table:number-columns-repeated="2" table:default-cell-style-name="ce8"/>
        <table:table-column table:style-name="co15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ga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existe a função Selecionar da classe lib\pergunta na tela quis na linha 36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 office:value-type="string" calcext:value-type="string">
            <text:p>Está errada</text:p>
          </table:table-cell>
        </table:table-row>
      </table:table>
      <table:table table:name="Lista de Desafio Final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Desafio Final" table:style-name="ta1">
        <table:table-column table:style-name="co2" table:number-columns-repeated="3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table table:name="Lista de Roup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Roup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arteir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Carteir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Propriedade bônus não está existe na classe carteira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It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Itens" table:style-name="ta1">
        <table:table-column table:style-name="co7" table:default-cell-style-name="Default"/>
        <table:table-column table:style-name="co16" table:default-cell-style-name="ce3"/>
        <table:table-column table:style-name="co17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Cabel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Cabelo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Pele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Pele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Estados" table:style-name="ta1">
        <table:table-column table:style-name="co3" table:default-cell-style-name="Default"/>
        <table:table-column table:style-name="co2" table:default-cell-style-name="ce6"/>
        <table:table-column table:style-name="co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sta.js, linha 32: configurarTabela não definida no estados.js, linha 8</text:p>
          </table:table-cell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Estados" table:style-name="ta1">
        <table:table-column table:style-name="co6" table:default-cell-style-name="Default"/>
        <table:table-column table:style-name="co2" table:default-cell-style-name="ce8"/>
        <table:table-column table:style-name="co1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Atenção</text:p>
          </table:table-cell>
          <table:table-cell office:value-type="string" calcext:value-type="string">
            <text:p>Imprime NOVO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gravarestado não identificou a propriedade sigla na linha 9</text:p>
          </table:table-cell>
        </table:table-row>
      </table:table>
      <table:table table:name="Lista de Cidades" table:style-name="ta1">
        <table:table-column table:style-name="co3" table:default-cell-style-name="Default"/>
        <table:table-column table:style-name="co2" table:default-cell-style-name="ce6"/>
        <table:table-column table:style-name="co20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sta.js, linha 32: configurarTabela não definida no cidades.js, linha 9</text:p>
          </table:table-cell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Cidades" table:style-name="ta1">
        <table:table-column table:style-name="co21" table:default-cell-style-name="ce8"/>
        <table:table-column table:style-name="co2" table:number-columns-repeated="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20:58:07.6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29:43.468000000</meta:creation-date>
    <dc:date>2018-04-01T22:56:32.698000000</dc:date>
    <meta:editing-duration>PT7H15M20S</meta:editing-duration>
    <meta:editing-cycles>221</meta:editing-cycles>
    <meta:generator>LibreOffice/5.4.3.2$Windows_X86_64 LibreOffice_project/92a7159f7e4af62137622921e809f8546db437e5</meta:generator>
    <meta:document-statistic meta:table-count="35" meta:cell-count="861" meta:object-count="0"/>
  </office:meta>
</office:document-meta>
</file>